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copy-pas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</table:table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ce5"/>
        <table:table-column table:style-name="co4" table:default-cell-style-name="ce10"/>
        <table:table-column table:style-name="co2" table:default-cell-style-name="ce9"/>
        <table:table-column table:style-name="co4" table:default-cell-style-name="ce14"/>
        <table:table-column table:style-name="co2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4" table:default-cell-style-name="ce18"/>
        <table:table-column table:style-name="co6" table:default-cell-style-name="ce20"/>
        <table:table-column table:style-name="co2" table:default-cell-style-name="ce20"/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default-cell-style-name="Default"/>
        <table:table-column table:style-name="co2" table:number-columns-repeated="967" table:default-cell-style-name="Default"/>
        <table:table-row table:style-name="ro1">
          <table:table-cell table:number-columns-repeated="3"/>
          <table:table-cell table:style-name="ce6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69]" office:value-type="float" office:value="19220170">
            <text:p>19,220,170</text:p>
          </table:table-cell>
          <table:table-cell table:style-name="ce2" table:formula="of:=[.L69]" office:value-type="float" office:value="19230998">
            <text:p>19,230,998</text:p>
          </table:table-cell>
          <table:table-cell table:style-name="ce6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19" office:value-type="string">
            <text:p>Metric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rspvar</text:p>
          </table:table-cell>
          <table:table-cell office:value-type="string">
            <text:p>All.X.glm</text:p>
          </table:table-cell>
          <table:table-cell/>
          <table:table-cell table:style-name="ce10" office:value-type="string">
            <text:p>Final.All.X.glm</text:p>
          </table:table-cell>
          <table:table-cell table:number-columns-repeated="2"/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office:value-type="float" office:value="13.55234">
            <text:p>13.55</text:p>
          </table:table-cell>
          <table:table-cell/>
          <table:table-cell office:value-type="string">
            <text:p>min.RMSE.OOB:glb_sel_mdl</text:p>
          </table:table-cell>
          <table:table-cell office:value-type="float" office:value="0.4222371">
            <text:p>0.4222</text:p>
          </table:table-cell>
          <table:table-cell table:style-name="ce17" table:formula="of:=[.O7]/[.O20]" office:value-type="percentage" office:value="1">
            <text:p>100.00%</text:p>
          </table:table-cell>
          <table:table-cell table:number-columns-repeated="2"/>
          <table:table-cell table:style-name="ce5"/>
          <table:table-cell table:number-columns-repeated="977"/>
        </table:table-row>
        <table:table-row table:style-name="ro3">
          <table:table-cell table:number-columns-repeated="3"/>
          <table:table-cell office:value-type="string">
            <text:p>Removed .pos</text:p>
          </table:table-cell>
          <table:table-cell table:style-name="ce5" office:value-type="string">
            <text:p>BODY.WEIGHT</text:p>
          </table:table-cell>
          <table:table-cell table:style-name="ce12" office:value-type="float" office:value="100">
            <text:p>100.00</text:p>
          </table:table-cell>
          <table:table-cell table:style-name="ce5" office:value-type="string">
            <text:p>BODY.WEIGHT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3e+05,9e+05]</text:p>
          </table:table-cell>
          <table:table-cell office:value-type="float" office:value="18.09892">
            <text:p>18.10</text:p>
          </table:table-cell>
          <table:table-cell office:value-type="float" office:value="17.97499">
            <text:p>17.97</text:p>
          </table:table-cell>
          <table:table-cell/>
          <table:table-cell office:value-type="string">
            <text:p>min.RMSE.fit:glb_fin_mdl</text:p>
          </table:table-cell>
          <table:table-cell office:value-type="float" office:value="0.4274577">
            <text:p>0.4275</text:p>
          </table:table-cell>
          <table:table-cell table:style-name="ce17" table:formula="of:=[.O8]/[.O21]" office:value-type="percentage" office:value="1">
            <text:p>100.00%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4" table:formula="of:=[.B21]" office:value-type="percentage" office:value="4.9968205512374">
            <text:p>499.68%</text:p>
          </table:table-cell>
          <table:table-cell table:style-name="ce4" table:formula="of:=[.C21]" office:value-type="percentage" office:value="4.9857965902485">
            <text:p>498.58%</text:p>
          </table:table-cell>
          <table:table-cell office:value-type="string">
            <text:p>Switched to All.X.glm</text:p>
          </table:table-cell>
          <table:table-cell table:style-name="Default"/>
          <table:table-cell table:style-name="ce12"/>
          <table:table-cell table:style-name="ce5"/>
          <table:table-cell table:style-name="ce12"/>
          <table:table-cell/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office:value-type="float" office:value="14.52404">
            <text:p>14.52</text:p>
          </table:table-cell>
          <table:table-cell/>
          <table:table-cell office:value-type="string">
            <text:p>max.R.sq.OOB:glb_sel_mdl</text:p>
          </table:table-cell>
          <table:table-cell table:style-name="ce21" office:value-type="float" office:value="0.29916858">
            <text:p>0.2992</text:p>
          </table:table-cell>
          <table:table-cell table:style-name="ce17" table:formula="of:=[.O9]/[.O22]" office:value-type="percentage" office:value="1">
            <text:p>100.00%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4" table:formula="of:=[.B22]" office:value-type="percentage" office:value="4.9827436701621">
            <text:p>498.27%</text:p>
          </table:table-cell>
          <table:table-cell table:style-name="ce4" table:formula="of:=[.C22]" office:value-type="percentage" office:value="4.97414445552033">
            <text:p>497.41%</text:p>
          </table:table-cell>
          <table:table-cell office:value-type="string">
            <text:p>Hosp.Cost.log</text:p>
          </table:table-cell>
          <table:table-cell table:number-columns-repeated="5"/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office:value-type="float" office:value="37.57058">
            <text:p>37.57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29323571">
            <text:p>0.2932</text:p>
          </table:table-cell>
          <table:table-cell table:style-name="ce17" table:formula="of:=[.O10]/[.O23]" office:value-type="percentage" office:value="1">
            <text:p>100.00%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formula="of:=[.B23]" office:value-type="percentage" office:value="0.923036788956601">
            <text:p>92.30%</text:p>
          </table:table-cell>
          <table:table-cell table:style-name="ce4" table:formula="of:=[.C23]" office:value-type="percentage" office:value="0.9229876681387">
            <text:p>92.30%</text:p>
          </table:table-cell>
          <table:table-cell office:value-type="string">
            <text:p>Added Body.Weight</text:p>
          </table:table-cell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/>
          <table:table-cell table:style-name="ce17" table:formula="of:=[.O12]/[.O25]" office:value-type="percentage" office:value="0">
            <text:p>#DIV/0!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3"/>
          <table:table-cell table:style-name="ce2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2"/>
          <table:table-cell table:style-name="ce18"/>
          <table:table-cell table:style-name="ce22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table:formula="of:=[.O14]/[.O27]" office:value-type="percentage" office:value="0">
            <text:p>#DIV/0!</text:p>
          </table:table-cell>
          <table:table-cell/>
          <table:table-cell table:style-name="ce22"/>
          <table:table-cell table:style-name="ce18"/>
          <table:table-cell table:style-name="ce22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5"/>
          <table:table-cell table:style-name="ce17" table:formula="of:=[.O15]/[.O28]" office:value-type="percentage" office:value="0">
            <text:p>#DIV/0!</text:p>
          </table:table-cell>
          <table:table-cell/>
          <table:table-cell table:style-name="ce22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2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3]/[.B$3]" office:value-type="percentage" office:value="1">
            <text:p>100.00%</text:p>
          </table:table-cell>
          <table:table-cell table:style-name="ce4" table:formula="of:=[.C$3]/[.C$3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5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7:.K16])" office:value-type="float" office:value="83.80403">
            <text:p>83.80</text:p>
          </table:table-cell>
          <table:table-cell table:style-name="ce16" table:formula="of:=SUM([.L7:.L16])" office:value-type="float" office:value="83.62195">
            <text:p>83.62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5" table:number-columns-repeated="2"/>
          <table:table-cell table:number-columns-repeated="4"/>
          <table:table-cell table:style-name="ce17" table:formula="of:=[.K17]/[.K30]" office:value-type="percentage" office:value="1">
            <text:p>100.00%</text:p>
          </table:table-cell>
          <table:table-cell table:style-name="ce17" table:formula="of:=[.L17]/[.L30]" office:value-type="percentage" office:value="1">
            <text:p>100.00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rspvar</text:p>
          </table:table-cell>
          <table:table-cell office:value-type="string">
            <text:p>All.X.glm</text:p>
          </table:table-cell>
          <table:table-cell/>
          <table:table-cell table:style-name="ce10" office:value-type="string">
            <text:p>Final.All.X.glm</text:p>
          </table:table-cell>
          <table:table-cell table:number-columns-repeated="2"/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office:value-type="float" office:value="13.55234">
            <text:p>13.55</text:p>
          </table:table-cell>
          <table:table-cell/>
          <table:table-cell office:value-type="string">
            <text:p>min.RMSE.OOB:glb_sel_mdl</text:p>
          </table:table-cell>
          <table:table-cell office:value-type="float" office:value="0.4222371">
            <text:p>0.4222</text:p>
          </table:table-cell>
          <table:table-cell table:style-name="ce17" table:formula="of:=[.O20]/[.O33]" office:value-type="percentage" office:value="0.999904801892027">
            <text:p>99.99%</text:p>
          </table:table-cell>
          <table:table-cell table:number-columns-repeated="2"/>
          <table:table-cell table:style-name="ce5"/>
          <table:table-cell table:number-columns-repeated="977"/>
        </table:table-row>
        <table:table-row table:style-name="ro4">
          <table:table-cell/>
          <table:table-cell table:style-name="ce4" table:formula="of:=[.K30]/LN([.B$3])" office:value-type="percentage" office:value="4.9968205512374">
            <text:p>499.68%</text:p>
          </table:table-cell>
          <table:table-cell table:style-name="ce4" table:formula="of:=[.L30]/LN([.C$3])" office:value-type="percentage" office:value="4.9857965902485">
            <text:p>498.58%</text:p>
          </table:table-cell>
          <table:table-cell office:value-type="string">
            <text:p>Switched to All.X.glm</text:p>
          </table:table-cell>
          <table:table-cell office:value-type="string">
            <text:p>.po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po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3e+05,9e+05]</text:p>
          </table:table-cell>
          <table:table-cell office:value-type="float" office:value="18.09892">
            <text:p>18.10</text:p>
          </table:table-cell>
          <table:table-cell office:value-type="float" office:value="17.97499">
            <text:p>17.97</text:p>
          </table:table-cell>
          <table:table-cell/>
          <table:table-cell office:value-type="string">
            <text:p>min.RMSE.fit:glb_fin_mdl</text:p>
          </table:table-cell>
          <table:table-cell office:value-type="float" office:value="0.4274577">
            <text:p>0.4275</text:p>
          </table:table-cell>
          <table:table-cell table:style-name="ce17" table:formula="of:=[.O21]/[.O34]" office:value-type="percentage" office:value="1.0012827056563">
            <text:p>100.13%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formula="of:=[.B34]" office:value-type="percentage" office:value="4.9827436701621">
            <text:p>498.27%</text:p>
          </table:table-cell>
          <table:table-cell table:style-name="ce4" table:formula="of:=[.C34]" office:value-type="percentage" office:value="4.97414445552033">
            <text:p>497.41%</text:p>
          </table:table-cell>
          <table:table-cell office:value-type="string">
            <text:p>Hosp.Cost.log</text:p>
          </table:table-cell>
          <table:table-cell table:style-name="ce5" office:value-type="string">
            <text:p>BODY.WEIGHT</text:p>
          </table:table-cell>
          <table:table-cell table:style-name="ce12" office:value-type="float" office:value="69.53593">
            <text:p>69.54</text:p>
          </table:table-cell>
          <table:table-cell table:style-name="ce5" office:value-type="string">
            <text:p>BODY.WEIGHT</text:p>
          </table:table-cell>
          <table:table-cell table:style-name="ce12" office:value-type="float" office:value="69.53593">
            <text:p>69.54</text:p>
          </table:table-cell>
          <table:table-cell/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office:value-type="float" office:value="14.52404">
            <text:p>14.52</text:p>
          </table:table-cell>
          <table:table-cell/>
          <table:table-cell office:value-type="string">
            <text:p>max.R.sq.OOB:glb_sel_mdl</text:p>
          </table:table-cell>
          <table:table-cell table:style-name="ce21" office:value-type="float" office:value="0.29916858">
            <text:p>0.2992</text:p>
          </table:table-cell>
          <table:table-cell table:style-name="ce17" table:formula="of:=[.O22]/[.O35]" office:value-type="percentage" office:value="1.00044553261011">
            <text:p>100.04%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formula="of:=[.B35]" office:value-type="percentage" office:value="0.923036788956601">
            <text:p>92.30%</text:p>
          </table:table-cell>
          <table:table-cell table:style-name="ce4" table:formula="of:=[.C35]" office:value-type="percentage" office:value="0.9229876681387">
            <text:p>92.30%</text:p>
          </table:table-cell>
          <table:table-cell office:value-type="string">
            <text:p>Added Body.Weight</text:p>
          </table:table-cell>
          <table:table-cell table:number-columns-repeated="5"/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office:value-type="float" office:value="37.57058">
            <text:p>37.57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29323571">
            <text:p>0.2932</text:p>
          </table:table-cell>
          <table:table-cell table:style-name="ce17" table:formula="of:=[.O23]/[.O36]" office:value-type="percentage" office:value="1.00371263414208">
            <text:p>100.37%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/>
          <table:table-cell table:style-name="ce17" table:formula="of:=[.O25]/[.O38]" office:value-type="percentage" office:value="0">
            <text:p>#DIV/0!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3"/>
          <table:table-cell table:style-name="ce2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2"/>
          <table:table-cell table:style-name="ce18"/>
          <table:table-cell table:style-name="ce22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table:formula="of:=[.O27]/[.O40]" office:value-type="percentage" office:value="0">
            <text:p>#DIV/0!</text:p>
          </table:table-cell>
          <table:table-cell/>
          <table:table-cell table:style-name="ce22"/>
          <table:table-cell table:style-name="ce18"/>
          <table:table-cell table:style-name="ce22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5"/>
          <table:table-cell table:style-name="ce17" table:formula="of:=[.O28]/[.O41]" office:value-type="percentage" office:value="0">
            <text:p>#DIV/0!</text:p>
          </table:table-cell>
          <table:table-cell/>
          <table:table-cell table:style-name="ce22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2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3]/[.B$3]" office:value-type="percentage" office:value="1">
            <text:p>100.00%</text:p>
          </table:table-cell>
          <table:table-cell table:style-name="ce4" table:formula="of:=[.C$3]/[.C$3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5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0:.K29])" office:value-type="float" office:value="83.80403">
            <text:p>83.80</text:p>
          </table:table-cell>
          <table:table-cell table:style-name="ce16" table:formula="of:=SUM([.L20:.L29])" office:value-type="float" office:value="83.62195">
            <text:p>83.62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5" table:number-columns-repeated="2"/>
          <table:table-cell table:number-columns-repeated="4"/>
          <table:table-cell table:style-name="ce17" table:formula="of:=[.K30]/[.K43]" office:value-type="percentage" office:value="1.00282512647793">
            <text:p>100.28%</text:p>
          </table:table-cell>
          <table:table-cell table:style-name="ce17" table:formula="of:=[.L30]/[.L43]" office:value-type="percentage" office:value="1.00234254047754">
            <text:p>100.23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rspvar</text:p>
          </table:table-cell>
          <table:table-cell office:value-type="string">
            <text:p>All.X.glmnet</text:p>
          </table:table-cell>
          <table:table-cell/>
          <table:table-cell table:style-name="ce10" office:value-type="string">
            <text:p>Final.All.X.glmnet</text:p>
          </table:table-cell>
          <table:table-cell table:number-columns-repeated="2"/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office:value-type="float" office:value="13.8334">
            <text:p>13.83</text:p>
          </table:table-cell>
          <table:table-cell/>
          <table:table-cell office:value-type="string">
            <text:p>min.RMSE.OOB:glb_sel_mdl</text:p>
          </table:table-cell>
          <table:table-cell office:value-type="float" office:value="0.4222773">
            <text:p>0.4223</text:p>
          </table:table-cell>
          <table:table-cell table:style-name="ce17" table:formula="of:=[.O33]/LN([.O46])" office:value-type="percentage" office:value="0.0366068578177082">
            <text:p>3.66%</text:p>
          </table:table-cell>
          <table:table-cell table:number-columns-repeated="2"/>
          <table:table-cell table:style-name="ce5"/>
          <table:table-cell table:number-columns-repeated="977"/>
        </table:table-row>
        <table:table-row table:style-name="ro4">
          <table:table-cell/>
          <table:table-cell table:style-name="ce4" table:formula="of:=[.K43]/LN([.B3])" office:value-type="percentage" office:value="4.9827436701621">
            <text:p>498.27%</text:p>
          </table:table-cell>
          <table:table-cell table:style-name="ce4" table:formula="of:=[.L43]/LN([.C3])" office:value-type="percentage" office:value="4.97414445552033">
            <text:p>497.41%</text:p>
          </table:table-cell>
          <table:table-cell office:value-type="string">
            <text:p>Hosp.Cost.log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office:value-type="float" office:value="18.687">
            <text:p>18.69</text:p>
          </table:table-cell>
          <table:table-cell/>
          <table:table-cell office:value-type="string">
            <text:p>min.RMSE.fit:glb_fin_mdl</text:p>
          </table:table-cell>
          <table:table-cell office:value-type="float" office:value="0.4269101">
            <text:p>0.4269</text:p>
          </table:table-cell>
          <table:table-cell table:style-name="ce17" table:formula="of:=[.O34]/LN([.O47])" office:value-type="percentage" office:value="0.0369867501305554">
            <text:p>3.70%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5" table:formula="of:=[.B47]" office:value-type="percentage" office:value="0.923036788956601">
            <text:p>92.30%</text:p>
          </table:table-cell>
          <table:table-cell table:style-name="ce5" table:formula="of:=[.C47]" office:value-type="percentage" office:value="0.9229876681387">
            <text:p>92.30%</text:p>
          </table:table-cell>
          <table:table-cell office:value-type="string">
            <text:p>Added Body.Weight</text:p>
          </table:table-cell>
          <table:table-cell table:style-name="ce5" office:value-type="string">
            <text:p>BODY.WEIGHT</text:p>
          </table:table-cell>
          <table:table-cell table:style-name="ce12" office:value-type="float" office:value="70.83738">
            <text:p>70.84</text:p>
          </table:table-cell>
          <table:table-cell table:style-name="ce5" office:value-type="string">
            <text:p>BODY.WEIGHT</text:p>
          </table:table-cell>
          <table:table-cell table:style-name="ce12" office:value-type="float" office:value="70.83738">
            <text:p>70.84</text:p>
          </table:table-cell>
          <table:table-cell/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office:value-type="float" office:value="14.35426">
            <text:p>14.35</text:p>
          </table:table-cell>
          <table:table-cell/>
          <table:table-cell office:value-type="string">
            <text:p>max.R.sq.OOB:glb_sel_mdl</text:p>
          </table:table-cell>
          <table:table-cell table:style-name="ce21" office:value-type="float" office:value="0.29903535">
            <text:p>0.2990</text:p>
          </table:table-cell>
          <table:table-cell table:style-name="ce17" table:formula="of:=[.O35]/[.O48]" office:value-type="percentage" office:value="0.993297426742686">
            <text:p>99.33%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office:value-type="float" office:value="36.55186">
            <text:p>36.55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29215106">
            <text:p>0.2922</text:p>
          </table:table-cell>
          <table:table-cell table:style-name="ce17" table:formula="of:=[.O36]/[.O49]" office:value-type="percentage" office:value="0.998917126134424">
            <text:p>99.89%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/>
          <table:table-cell table:style-name="ce17" table:formula="of:=[.O38]/[.O51]" office:value-type="percentage" office:value="0">
            <text:p>#DIV/0!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3"/>
          <table:table-cell table:style-name="ce2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2"/>
          <table:table-cell table:style-name="ce18"/>
          <table:table-cell table:style-name="ce22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table:formula="of:=[.O40]/[.O53]" office:value-type="percentage" office:value="0">
            <text:p>#DIV/0!</text:p>
          </table:table-cell>
          <table:table-cell/>
          <table:table-cell table:style-name="ce22"/>
          <table:table-cell table:style-name="ce18"/>
          <table:table-cell table:style-name="ce22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5"/>
          <table:table-cell table:style-name="ce17" table:formula="of:=[.O41]/[.O54]" office:value-type="percentage" office:value="0">
            <text:p>#DIV/0!</text:p>
          </table:table-cell>
          <table:table-cell/>
          <table:table-cell table:style-name="ce22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2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3]/[.B$3]" office:value-type="percentage" office:value="1">
            <text:p>100.00%</text:p>
          </table:table-cell>
          <table:table-cell table:style-name="ce4" table:formula="of:=[.C$3]/[.C$3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5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33:.K42])" office:value-type="float" office:value="83.56794">
            <text:p>83.57</text:p>
          </table:table-cell>
          <table:table-cell table:style-name="ce16" table:formula="of:=SUM([.L33:.L42])" office:value-type="float" office:value="83.42652">
            <text:p>83.4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5" table:number-columns-repeated="2"/>
          <table:table-cell table:number-columns-repeated="4"/>
          <table:table-cell table:style-name="ce17" office:value-type="percentage" office:value="4.99802580556305">
            <text:p>499.80%</text:p>
          </table:table-cell>
          <table:table-cell table:style-name="ce17" table:formula="of:=[.L43]/LN([.L56])" office:value-type="percentage" office:value="4.99802580556305">
            <text:p>499.80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bodywt</text:p>
          </table:table-cell>
          <table:table-cell office:value-type="string">
            <text:p>All.X.glmnet</text:p>
          </table:table-cell>
          <table:table-cell/>
          <table:table-cell table:style-name="ce10" office:value-type="string">
            <text:p>Final.All.X.glmnet</text:p>
          </table:table-cell>
          <table:table-cell table:number-columns-repeated="2"/>
          <table:table-cell office:value-type="string">
            <text:p>(3e+05,9e+05]</text:p>
          </table:table-cell>
          <table:table-cell office:value-type="float" office:value="5518492">
            <text:p>5,518,492.00</text:p>
          </table:table-cell>
          <table:table-cell office:value-type="float" office:value="5506659">
            <text:p>5,506,659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102280.03">
            <text:p>102,280.0300</text:p>
          </table:table-cell>
          <table:table-cell table:style-name="ce17" table:formula="of:=[.O46]/[.O59]" office:value-type="percentage" office:value="0.963300866047535">
            <text:p>96.33%</text:p>
          </table:table-cell>
          <table:table-cell table:number-columns-repeated="2"/>
          <table:table-cell table:style-name="ce5"/>
          <table:table-cell table:number-columns-repeated="977"/>
        </table:table-row>
        <table:table-row table:style-name="ro1">
          <table:table-cell/>
          <table:table-cell table:style-name="ce4" table:formula="of:=[.K56]/[.B3]" office:value-type="percentage" office:value="0.923036788956601">
            <text:p>92.30%</text:p>
          </table:table-cell>
          <table:table-cell table:style-name="ce4" table:formula="of:=[.L56]/[.C3]" office:value-type="percentage" office:value="0.9229876681387">
            <text:p>92.30%</text:p>
          </table:table-cell>
          <table:table-cell office:value-type="string">
            <text:p>Added Body.Weight</text:p>
          </table:table-cell>
          <table:table-cell table:style-name="ce5" office:value-type="string">
            <text:p>BODY.WEIGHT</text:p>
          </table:table-cell>
          <table:table-cell table:style-name="ce12" office:value-type="float" office:value="100">
            <text:p>100.00</text:p>
          </table:table-cell>
          <table:table-cell table:style-name="ce5" office:value-type="string">
            <text:p>BODY.WEIGHT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[0,1e+05]</text:p>
          </table:table-cell>
          <table:table-cell office:value-type="float" office:value="1429476">
            <text:p>1,429,476.00</text:p>
          </table:table-cell>
          <table:table-cell office:value-type="float" office:value="1436089">
            <text:p>1,436,089.00</text:p>
          </table:table-cell>
          <table:table-cell/>
          <table:table-cell office:value-type="string">
            <text:p>min.RMSE.fit:glb_fin_mdl</text:p>
          </table:table-cell>
          <table:table-cell office:value-type="float" office:value="102975.27">
            <text:p>102,975.2700</text:p>
          </table:table-cell>
          <table:table-cell table:style-name="ce17" table:formula="of:=[.O47]/[.O60]" office:value-type="percentage" office:value="0.969374255144095">
            <text:p>96.94%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/>
          <table:table-cell office:value-type="string">
            <text:p>.rnorm</text:p>
          </table:table-cell>
          <table:table-cell table:style-name="ce12" office:value-type="float" office:value="23.74349">
            <text:p>23.74</text:p>
          </table:table-cell>
          <table:table-cell table:style-name="ce10" office:value-type="string">
            <text:p>.rnorm</text:p>
          </table:table-cell>
          <table:table-cell table:style-name="ce12" office:value-type="float" office:value="23.74349">
            <text:p>23.74</text:p>
          </table:table-cell>
          <table:table-cell/>
          <table:table-cell office:value-type="string">
            <text:p>(2e+05,3e+05]</text:p>
          </table:table-cell>
          <table:table-cell office:value-type="float" office:value="2549106">
            <text:p>2,549,106.00</text:p>
          </table:table-cell>
          <table:table-cell office:value-type="float" office:value="2541449">
            <text:p>2,541,449.00</text:p>
          </table:table-cell>
          <table:table-cell/>
          <table:table-cell office:value-type="string">
            <text:p>max.R.sq.OOB:glb_sel_mdl</text:p>
          </table:table-cell>
          <table:table-cell table:style-name="ce21" office:value-type="float" office:value="0.301053181">
            <text:p>0.3011</text:p>
          </table:table-cell>
          <table:table-cell table:style-name="ce17" table:formula="of:=[.O48]/[.O61]" office:value-type="percentage" office:value="1.21991136814538">
            <text:p>121.99%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1e+05,2e+05]</text:p>
          </table:table-cell>
          <table:table-cell office:value-type="float" office:value="8243850">
            <text:p>8,243,850.00</text:p>
          </table:table-cell>
          <table:table-cell office:value-type="float" office:value="8265777">
            <text:p>8,265,777.00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2924677657">
            <text:p>0.2925</text:p>
          </table:table-cell>
          <table:table-cell table:style-name="ce17" table:formula="of:=[.O49]/[.O62]" office:value-type="percentage" office:value="1.21535351093742">
            <text:p>121.54%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/>
          <table:table-cell table:style-name="ce17" table:formula="of:=[.O51]/[.O64]" office:value-type="percentage" office:value="0">
            <text:p>#DIV/0!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3"/>
          <table:table-cell table:style-name="ce2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2"/>
          <table:table-cell table:style-name="ce18"/>
          <table:table-cell table:style-name="ce22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table:formula="of:=[.O53]/[.O66]" office:value-type="percentage" office:value="0">
            <text:p>#DIV/0!</text:p>
          </table:table-cell>
          <table:table-cell/>
          <table:table-cell table:style-name="ce22"/>
          <table:table-cell table:style-name="ce18"/>
          <table:table-cell table:style-name="ce22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5"/>
          <table:table-cell table:style-name="ce17" table:formula="of:=[.O54]/[.O67]" office:value-type="percentage" office:value="0">
            <text:p>#DIV/0!</text:p>
          </table:table-cell>
          <table:table-cell/>
          <table:table-cell table:style-name="ce22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2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3]/[.B$3]" office:value-type="percentage" office:value="1">
            <text:p>100.00%</text:p>
          </table:table-cell>
          <table:table-cell table:style-name="ce4" table:formula="of:=[.C$3]/[.C$3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5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6:.K55])" office:value-type="float" office:value="17740924">
            <text:p>17,740,924.00</text:p>
          </table:table-cell>
          <table:table-cell table:style-name="ce16" table:formula="of:=SUM([.L46:.L55])" office:value-type="float" office:value="17749974">
            <text:p>17,749,974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5" table:number-columns-repeated="2"/>
          <table:table-cell table:number-columns-repeated="4"/>
          <table:table-cell table:style-name="ce17" table:formula="of:=[.K56]/[.K69]" office:value-type="percentage" office:value="0.923036788956601">
            <text:p>92.30%</text:p>
          </table:table-cell>
          <table:table-cell table:style-name="ce17" table:formula="of:=[.L56]/[.L69]" office:value-type="percentage" office:value="0.9229876681387">
            <text:p>92.30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base:</text:p>
          </table:table-cell>
          <table:table-cell office:value-type="string">
            <text:p>All.X.glmnet</text:p>
          </table:table-cell>
          <table:table-cell/>
          <table:table-cell table:style-name="ce10" office:value-type="string">
            <text:p>Final.All.X.glmnet</text:p>
          </table:table-cell>
          <table:table-cell table:number-columns-repeated="2"/>
          <table:table-cell office:value-type="string">
            <text:p>(3e+05,9e+05]</text:p>
          </table:table-cell>
          <table:table-cell office:value-type="float" office:value="5851023">
            <text:p>5,851,023.00</text:p>
          </table:table-cell>
          <table:table-cell office:value-type="float" office:value="5837873">
            <text:p>5,837,873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106176.62">
            <text:p>106,176.6200</text:p>
          </table:table-cell>
          <table:table-cell table:style-name="ce17" office:value-type="string">
            <text:p>N/A</text:p>
          </table:table-cell>
          <table:table-cell table:number-columns-repeated="2"/>
          <table:table-cell table:style-name="ce5"/>
          <table:table-cell table:number-columns-repeated="977"/>
        </table:table-row>
        <table:table-row table:style-name="ro1">
          <table:table-cell/>
          <table:table-cell table:style-name="ce4" table:formula="of:=[.K69]/[.B3]" office:value-type="percentage" office:value="1">
            <text:p>100.00%</text:p>
          </table:table-cell>
          <table:table-cell table:style-name="ce4" table:formula="of:=[.L69]/[.C3]" office:value-type="percentage" office:value="1">
            <text:p>100.00%</text:p>
          </table:table-cell>
          <table:table-cell office:value-type="string">
            <text:p>Baseline with .recpos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[0,1e+05]</text:p>
          </table:table-cell>
          <table:table-cell office:value-type="float" office:value="1647325">
            <text:p>1,647,325.00</text:p>
          </table:table-cell>
          <table:table-cell office:value-type="float" office:value="1654673">
            <text:p>1,654,673.00</text:p>
          </table:table-cell>
          <table:table-cell/>
          <table:table-cell office:value-type="string">
            <text:p>min.RMSE.fit:glb_fin_mdl</text:p>
          </table:table-cell>
          <table:table-cell office:value-type="float" office:value="106228.6">
            <text:p>106,228.6000</text:p>
          </table:table-cell>
          <table:table-cell table:style-name="ce17" office:value-type="string">
            <text:p>N/A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6"/>
          <table:table-cell office:value-type="string">
            <text:p>(2e+05,3e+05]</text:p>
          </table:table-cell>
          <table:table-cell office:value-type="float" office:value="2835046">
            <text:p>2,835,046.00</text:p>
          </table:table-cell>
          <table:table-cell office:value-type="float" office:value="2824991">
            <text:p>2,824,991.00</text:p>
          </table:table-cell>
          <table:table-cell/>
          <table:table-cell office:value-type="string">
            <text:p>max.R.sq.OOB:glb_sel_mdl</text:p>
          </table:table-cell>
          <table:table-cell table:style-name="ce21" office:value-type="float" office:value="0.246782831">
            <text:p>0.2468</text:p>
          </table:table-cell>
          <table:table-cell table:style-name="ce17" office:value-type="string">
            <text:p>N/A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1e+05,2e+05]</text:p>
          </table:table-cell>
          <table:table-cell office:value-type="float" office:value="8886776">
            <text:p>8,886,776.00</text:p>
          </table:table-cell>
          <table:table-cell office:value-type="float" office:value="8913461">
            <text:p>8,913,461.00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2406441937">
            <text:p>0.2406</text:p>
          </table:table-cell>
          <table:table-cell table:style-name="ce17" office:value-type="string">
            <text:p>N/A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4"/>
          <table:table-cell table:style-name="ce24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/>
          <table:table-cell table:style-name="ce17" office:value-type="string">
            <text:p>N/A</text:p>
          </table:table-cell>
          <table:table-cell/>
          <table:table-cell table:style-name="ce22"/>
          <table:table-cell table:style-name="ce18"/>
          <table:table-cell table:style-name="ce22" table:number-columns-repeated="2"/>
          <table:table-cell table:style-name="ce23" table:number-columns-repeated="3"/>
          <table:table-cell table:style-name="ce2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2"/>
          <table:table-cell table:style-name="ce18"/>
          <table:table-cell table:style-name="ce22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office:value-type="string">
            <text:p>N/A</text:p>
          </table:table-cell>
          <table:table-cell/>
          <table:table-cell table:style-name="ce22"/>
          <table:table-cell table:style-name="ce18"/>
          <table:table-cell table:style-name="ce22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5"/>
          <table:table-cell table:style-name="ce17" office:value-type="string">
            <text:p>N/A</text:p>
          </table:table-cell>
          <table:table-cell/>
          <table:table-cell table:style-name="ce22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2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3]/[.B$3]" office:value-type="percentage" office:value="1">
            <text:p>100.00%</text:p>
          </table:table-cell>
          <table:table-cell table:style-name="ce4" table:formula="of:=[.C$3]/[.C$3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5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59:.K68])" office:value-type="float" office:value="19220170">
            <text:p>19,220,170.00</text:p>
          </table:table-cell>
          <table:table-cell table:style-name="ce16" table:formula="of:=SUM([.L59:.L68])" office:value-type="float" office:value="19230998">
            <text:p>19,230,998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5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1048505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metrics" table:style-name="ta1" table:print="false">
        <table:table-column table:style-name="co2" table:default-cell-style-name="Default"/>
        <table:table-column table:style-name="co2" table:default-cell-style-name="ce18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5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5" office:value-type="string">
            <text:p>opt.prob.threshold.fit:glb_sel_mdl</text:p>
          </table:table-cell>
        </table:table-row>
        <table:table-row table:style-name="ro1">
          <table:table-cell/>
          <table:table-cell table:style-name="ce5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5" office:value-type="string">
            <text:p>min.RMSE.OOB:glb_sel_mdl</text:p>
          </table:table-cell>
        </table:table-row>
        <table:table-row table:style-name="ro1">
          <table:table-cell/>
          <table:table-cell table:style-name="ce5" office:value-type="string">
            <text:p>min.RMSE.fit:glb_fin_mdl</text:p>
          </table:table-cell>
        </table:table-row>
        <table:table-row table:style-name="ro1">
          <table:table-cell/>
          <table:table-cell table:style-name="ce5" office:value-type="string">
            <text:p>max.R.sq.OOB:glb_sel_mdl</text:p>
          </table:table-cell>
        </table:table-row>
        <table:table-row table:style-name="ro1">
          <table:table-cell/>
          <table:table-cell table:style-name="ce5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12/08/2015</text:date>, <text:time>09:5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2_Classic_Edition$Unix OpenOffice.org_project/Patch 0</meta:generator>
    <dc:date>2015-12-08T09:56:26</dc:date>
    <dc:creator>Balaji Iyengar</dc:creator>
    <meta:editing-duration>PT1683H18M50S</meta:editing-duration>
    <meta:editing-cycles>479</meta:editing-cycles>
    <meta:document-statistic meta:table-count="3" meta:cell-count="496" meta:object-count="0"/>
    <meta:user-defined meta:name=""/>
  </office:meta>
</office:document-meta>
</file>